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Z = 48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9.889868">
            <text:p>749,89</text:p>
          </table:table-cell>
          <table:table-cell table:number-columns-repeated="3"/>
          <table:table-cell>
            <draw:frame table:end-cell-address="Лист1.M35" table:end-x="0.674cm" table:end-y="0.208cm" draw:z-index="0" draw:style-name="gr1" svg:width="16.376cm" svg:height="13.386cm" svg:x="0.105cm" svg:y="0.093cm">
              <draw:object draw:notify-on-update-of-ranges="Лист1.B2:Лист1.B2 Лист1.B4:Лист1.B13 Лист1.A4:Лист1.A13 Лист1.B14:Лист1.B14 Лист1.B16:Лист1.B21 Лист1.A16:Лист1.A21 Лист1.B22:Лист1.B22 Лист1.B24:Лист1.B28 Лист1.A24:Лист1.A28 Лист1.B29:Лист1.B29 Лист1.B31:Лист1.B36 Лист1.A31:Лист1.A36 Лист1.B37:Лист1.B37 Лист1.B39:Лист1.B43 Лист1.A39:Лист1.A43 Лист1.B44:Лист1.B44 Лист1.B46:Лист1.B47 Лист1.A46:Лист1.A4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.730497">
            <text:p>30,73</text:p>
          </table:table-cell>
          <table:table-cell office:value-type="float" office:value="0.016016">
            <text:p>0,02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7.953579">
            <text:p>17,95</text:p>
          </table:table-cell>
          <table:table-cell office:value-type="float" office:value="0.014982">
            <text:p>0,01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6.343081">
            <text:p>16,34</text:p>
          </table:table-cell>
          <table:table-cell office:value-type="float" office:value="0.01467">
            <text:p>0,01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5.100607">
            <text:p>15,1</text:p>
          </table:table-cell>
          <table:table-cell office:value-type="float" office:value="0.014389">
            <text:p>0,01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4.21514">
            <text:p>14,22</text:p>
          </table:table-cell>
          <table:table-cell office:value-type="float" office:value="0.014188">
            <text:p>0,01</text:p>
          </table:table-cell>
          <table:table-cell table:number-columns-repeated="3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379118">
            <text:p>13,38</text:p>
          </table:table-cell>
          <table:table-cell office:value-type="float" office:value="0.014037">
            <text:p>0,01</text:p>
          </table:table-cell>
          <table:table-cell table:number-columns-repeated="3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2.444112">
            <text:p>12,44</text:p>
          </table:table-cell>
          <table:table-cell office:value-type="float" office:value="0.013901">
            <text:p>0,01</text:p>
          </table:table-cell>
          <table:table-cell table:number-columns-repeated="3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1.443623">
            <text:p>11,44</text:p>
          </table:table-cell>
          <table:table-cell office:value-type="float" office:value="0.01377">
            <text:p>0,01</text:p>
          </table:table-cell>
          <table:table-cell table:number-columns-repeated="3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0.53695">
            <text:p>10,54</text:p>
          </table:table-cell>
          <table:table-cell office:value-type="float" office:value="0.013635">
            <text:p>0,01</text:p>
          </table:table-cell>
          <table:table-cell table:number-columns-repeated="3"/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9.997739">
            <text:p>10</text:p>
          </table:table-cell>
          <table:table-cell office:value-type="float" office:value="0.013635">
            <text:p>0,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Z = 2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0.010927">
            <text:p>740,01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.604672">
            <text:p>17,6</text:p>
          </table:table-cell>
          <table:table-cell office:value-type="float" office:value="0.022444">
            <text:p>0,02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5.292264">
            <text:p>15,29</text:p>
          </table:table-cell>
          <table:table-cell office:value-type="float" office:value="0.021495">
            <text:p>0,02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681775">
            <text:p>13,68</text:p>
          </table:table-cell>
          <table:table-cell office:value-type="float" office:value="0.020897">
            <text:p>0,02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2.466588">
            <text:p>12,47</text:p>
          </table:table-cell>
          <table:table-cell office:value-type="float" office:value="0.020546">
            <text:p>0,02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1.181409">
            <text:p>11,18</text:p>
          </table:table-cell>
          <table:table-cell office:value-type="float" office:value="0.020241">
            <text:p>0,02</text:p>
          </table:table-cell>
          <table:table-cell table:number-columns-repeated="3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9.998506">
            <text:p>10</text:p>
          </table:table-cell>
          <table:table-cell office:value-type="float" office:value="0.020241">
            <text:p>0,0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Z = 1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62.168157">
            <text:p>762,17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.550108">
            <text:p>17,55</text:p>
          </table:table-cell>
          <table:table-cell office:value-type="float" office:value="0.027828">
            <text:p>0,03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5.414574">
            <text:p>15,41</text:p>
          </table:table-cell>
          <table:table-cell office:value-type="float" office:value="0.026552">
            <text:p>0,03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094488">
            <text:p>13,09</text:p>
          </table:table-cell>
          <table:table-cell office:value-type="float" office:value="0.02569">
            <text:p>0,03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0.630234">
            <text:p>10,63</text:p>
          </table:table-cell>
          <table:table-cell office:value-type="float" office:value="0.024916">
            <text:p>0,02</text:p>
          </table:table-cell>
          <table:table-cell table:number-columns-repeated="3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9.991354">
            <text:p>9,99</text:p>
          </table:table-cell>
          <table:table-cell office:value-type="float" office:value="0.024916">
            <text:p>0,0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Z = 1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6.332934">
            <text:p>736,33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.624751">
            <text:p>18,62</text:p>
          </table:table-cell>
          <table:table-cell office:value-type="float" office:value="0.034575">
            <text:p>0,03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6.254642">
            <text:p>16,25</text:p>
          </table:table-cell>
          <table:table-cell office:value-type="float" office:value="0.033446">
            <text:p>0,03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4.705081">
            <text:p>14,71</text:p>
          </table:table-cell>
          <table:table-cell office:value-type="float" office:value="0.032613">
            <text:p>0,03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2.518652">
            <text:p>12,52</text:p>
          </table:table-cell>
          <table:table-cell office:value-type="float" office:value="0.031882">
            <text:p>0,03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.086271">
            <text:p>10,09</text:p>
          </table:table-cell>
          <table:table-cell office:value-type="float" office:value="0.031163">
            <text:p>0,03</text:p>
          </table:table-cell>
          <table:table-cell table:number-columns-repeated="3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9.981826">
            <text:p>9,98</text:p>
          </table:table-cell>
          <table:table-cell office:value-type="float" office:value="0.031163">
            <text:p>0,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Z = 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99.029627">
            <text:p>699,03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8.962823">
            <text:p>38,96</text:p>
          </table:table-cell>
          <table:table-cell office:value-type="float" office:value="0.047533">
            <text:p>0,05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2.193021">
            <text:p>22,19</text:p>
          </table:table-cell>
          <table:table-cell office:value-type="float" office:value="0.044165">
            <text:p>0,04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1.789976">
            <text:p>21,79</text:p>
          </table:table-cell>
          <table:table-cell office:value-type="float" office:value="0.044006">
            <text:p>0,04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1.772069">
            <text:p>21,77</text:p>
          </table:table-cell>
          <table:table-cell office:value-type="float" office:value="0.043998">
            <text:p>0,04</text:p>
          </table:table-cell>
          <table:table-cell table:number-columns-repeated="3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21.771239">
            <text:p>21,77</text:p>
          </table:table-cell>
          <table:table-cell office:value-type="float" office:value="0.043998">
            <text:p>0,0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Z = 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10.318263">
            <text:p>710,32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6.499587">
            <text:p>106,5</text:p>
          </table:table-cell>
          <table:table-cell office:value-type="float" office:value="0.087284">
            <text:p>0,09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6.499587">
            <text:p>106,5</text:p>
          </table:table-cell>
          <table:table-cell office:value-type="float" office:value="0.087284">
            <text:p>0,09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2">22.10.2009</text:date>, <text:time>11:59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0-22T11:58:51</dc:date>
    <dc:creator>Ivan Sidarau</dc:creator>
    <meta:generator>OpenOffice.org/3.1$Unix OpenOffice.org_project/310m19$Build-9420</meta:generator>
    <meta:editing-duration>PT00H08M12S</meta:editing-duration>
    <meta:editing-cycles>5</meta:editing-cycles>
    <meta:document-statistic meta:table-count="1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interval-major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6.377cm" svg:height="13.387cm" chart:class="chart:scatter" chart:style-name="ch1">
        <chart:legend chart:legend-position="end" svg:x="14.629cm" svg:y="5.474cm" chart:style-name="ch2"/>
        <chart:plot-area chart:style-name="ch3" table:cell-range-address="Лист1.A4:Лист1.B13 Лист1.B2:Лист1.B2 Лист1.B14:Лист1.B14 Лист1.B16:Лист1.B22 Лист1.B24:Лист1.B29 Лист1.B31:Лист1.B37 Лист1.B39:Лист1.B44 Лист1.B46:Лист1.B47" chart:data-source-has-labels="row" svg:x="0.327cm" svg:y="0.267cm" svg:width="13.976cm" svg:height="12.58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4:Лист1.B13" chart:label-cell-address="Лист1.B2:Лист1.B2" chart:class="chart:scatter">
            <chart:domain table:cell-range-address="Лист1.A4:Лист1.A13"/>
            <chart:data-point chart:repeated="10"/>
          </chart:series>
          <chart:series chart:style-name="ch8" chart:values-cell-range-address="Лист1.B16:Лист1.B21" chart:label-cell-address="Лист1.B14:Лист1.B14" chart:class="chart:scatter">
            <chart:domain table:cell-range-address="Лист1.A16:Лист1.A21"/>
            <chart:data-point chart:repeated="6"/>
          </chart:series>
          <chart:series chart:style-name="ch9" chart:values-cell-range-address="Лист1.B24:Лист1.B28" chart:label-cell-address="Лист1.B22:Лист1.B22" chart:class="chart:scatter">
            <chart:domain table:cell-range-address="Лист1.A24:Лист1.A28"/>
            <chart:data-point chart:repeated="5"/>
          </chart:series>
          <chart:series chart:style-name="ch10" chart:values-cell-range-address="Лист1.B31:Лист1.B36" chart:label-cell-address="Лист1.B29:Лист1.B29" chart:class="chart:scatter">
            <chart:domain table:cell-range-address="Лист1.A31:Лист1.A36"/>
            <chart:data-point chart:repeated="6"/>
          </chart:series>
          <chart:series chart:style-name="ch11" chart:values-cell-range-address="Лист1.B39:Лист1.B43" chart:label-cell-address="Лист1.B37:Лист1.B37" chart:class="chart:scatter">
            <chart:domain table:cell-range-address="Лист1.A39:Лист1.A43"/>
            <chart:data-point chart:repeated="5"/>
          </chart:series>
          <chart:series chart:style-name="ch12" chart:values-cell-range-address="Лист1.B46:Лист1.B47" chart:label-cell-address="Лист1.B44:Лист1.B44" chart:class="chart:scatter">
            <chart:domain table:cell-range-address="Лист1.A46:Лист1.A47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 text:id="Лист1.B2:Лист1.B2">Z = 48</text:p>
              </table:table-cell>
              <table:table-cell office:value-type="string">
                <text:p>Столбец A</text:p>
              </table:table-cell>
              <table:table-cell office:value-type="string">
                <text:p text:id="Лист1.B14:Лист1.B14">Z = 24</text:p>
              </table:table-cell>
              <table:table-cell office:value-type="string">
                <text:p>Столбец A</text:p>
              </table:table-cell>
              <table:table-cell office:value-type="string">
                <text:p text:id="Лист1.B22:Лист1.B22">Z = 16</text:p>
              </table:table-cell>
              <table:table-cell office:value-type="string">
                <text:p>Столбец A</text:p>
              </table:table-cell>
              <table:table-cell office:value-type="string">
                <text:p text:id="Лист1.B29:Лист1.B29">Z = 10</text:p>
              </table:table-cell>
              <table:table-cell office:value-type="string">
                <text:p>Столбец A</text:p>
              </table:table-cell>
              <table:table-cell office:value-type="string">
                <text:p text:id="Лист1.B37:Лист1.B37">Z = 6</text:p>
              </table:table-cell>
              <table:table-cell office:value-type="string">
                <text:p>Столбец A</text:p>
              </table:table-cell>
              <table:table-cell office:value-type="string">
                <text:p text:id="Лист1.B44:Лист1.B44">Z =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Лист1.A4:Лист1.A13">100</text:p>
              </table:table-cell>
              <table:table-cell office:value-type="float" office:value="30.730497">
                <text:p text:id="Лист1.B4:Лист1.B13">30.730497</text:p>
              </table:table-cell>
              <table:table-cell office:value-type="float" office:value="100">
                <text:p text:id="Лист1.A16:Лист1.A21">100</text:p>
              </table:table-cell>
              <table:table-cell office:value-type="float" office:value="17.604672">
                <text:p text:id="Лист1.B16:Лист1.B21">17.604672</text:p>
              </table:table-cell>
              <table:table-cell office:value-type="float" office:value="100">
                <text:p text:id="Лист1.A24:Лист1.A28">100</text:p>
              </table:table-cell>
              <table:table-cell office:value-type="float" office:value="17.550108">
                <text:p text:id="Лист1.B24:Лист1.B28">17.550108</text:p>
              </table:table-cell>
              <table:table-cell office:value-type="float" office:value="100">
                <text:p text:id="Лист1.A31:Лист1.A36">100</text:p>
              </table:table-cell>
              <table:table-cell office:value-type="float" office:value="18.624751">
                <text:p text:id="Лист1.B31:Лист1.B36">18.624751</text:p>
              </table:table-cell>
              <table:table-cell office:value-type="float" office:value="100">
                <text:p text:id="Лист1.A39:Лист1.A43">100</text:p>
              </table:table-cell>
              <table:table-cell office:value-type="float" office:value="38.962823">
                <text:p text:id="Лист1.B39:Лист1.B43">38.962823</text:p>
              </table:table-cell>
              <table:table-cell office:value-type="float" office:value="100">
                <text:p text:id="Лист1.A46:Лист1.A47">100</text:p>
              </table:table-cell>
              <table:table-cell office:value-type="float" office:value="106.499587">
                <text:p text:id="Лист1.B46:Лист1.B47">106.4995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7.953579">
                <text:p>17.953579</text:p>
              </table:table-cell>
              <table:table-cell office:value-type="float" office:value="200">
                <text:p>200</text:p>
              </table:table-cell>
              <table:table-cell office:value-type="float" office:value="15.292264">
                <text:p>15.292264</text:p>
              </table:table-cell>
              <table:table-cell office:value-type="float" office:value="200">
                <text:p>200</text:p>
              </table:table-cell>
              <table:table-cell office:value-type="float" office:value="15.414574">
                <text:p>15.414574</text:p>
              </table:table-cell>
              <table:table-cell office:value-type="float" office:value="200">
                <text:p>200</text:p>
              </table:table-cell>
              <table:table-cell office:value-type="float" office:value="16.254642">
                <text:p>16.254642</text:p>
              </table:table-cell>
              <table:table-cell office:value-type="float" office:value="200">
                <text:p>200</text:p>
              </table:table-cell>
              <table:table-cell office:value-type="float" office:value="22.193021">
                <text:p>22.193021</text:p>
              </table:table-cell>
              <table:table-cell office:value-type="float" office:value="105">
                <text:p>105</text:p>
              </table:table-cell>
              <table:table-cell office:value-type="float" office:value="106.499587">
                <text:p>106.4995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6.343081">
                <text:p>16.343081</text:p>
              </table:table-cell>
              <table:table-cell office:value-type="float" office:value="300">
                <text:p>300</text:p>
              </table:table-cell>
              <table:table-cell office:value-type="float" office:value="13.681775">
                <text:p>13.681775</text:p>
              </table:table-cell>
              <table:table-cell office:value-type="float" office:value="300">
                <text:p>300</text:p>
              </table:table-cell>
              <table:table-cell office:value-type="float" office:value="13.094488">
                <text:p>13.094488</text:p>
              </table:table-cell>
              <table:table-cell office:value-type="float" office:value="300">
                <text:p>300</text:p>
              </table:table-cell>
              <table:table-cell office:value-type="float" office:value="14.705081">
                <text:p>14.705081</text:p>
              </table:table-cell>
              <table:table-cell office:value-type="float" office:value="300">
                <text:p>300</text:p>
              </table:table-cell>
              <table:table-cell office:value-type="float" office:value="21.789976">
                <text:p>21.7899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5.100607">
                <text:p>15.100607</text:p>
              </table:table-cell>
              <table:table-cell office:value-type="float" office:value="400">
                <text:p>400</text:p>
              </table:table-cell>
              <table:table-cell office:value-type="float" office:value="12.466588">
                <text:p>12.466588</text:p>
              </table:table-cell>
              <table:table-cell office:value-type="float" office:value="400">
                <text:p>400</text:p>
              </table:table-cell>
              <table:table-cell office:value-type="float" office:value="10.630234">
                <text:p>10.630234</text:p>
              </table:table-cell>
              <table:table-cell office:value-type="float" office:value="400">
                <text:p>400</text:p>
              </table:table-cell>
              <table:table-cell office:value-type="float" office:value="12.518652">
                <text:p>12.518652</text:p>
              </table:table-cell>
              <table:table-cell office:value-type="float" office:value="400">
                <text:p>400</text:p>
              </table:table-cell>
              <table:table-cell office:value-type="float" office:value="21.772069">
                <text:p>21.7720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4.21514">
                <text:p>14.21514</text:p>
              </table:table-cell>
              <table:table-cell office:value-type="float" office:value="500">
                <text:p>500</text:p>
              </table:table-cell>
              <table:table-cell office:value-type="float" office:value="11.181409">
                <text:p>11.181409</text:p>
              </table:table-cell>
              <table:table-cell office:value-type="float" office:value="432">
                <text:p>432</text:p>
              </table:table-cell>
              <table:table-cell office:value-type="float" office:value="9.991354">
                <text:p>9.991354</text:p>
              </table:table-cell>
              <table:table-cell office:value-type="float" office:value="500">
                <text:p>500</text:p>
              </table:table-cell>
              <table:table-cell office:value-type="float" office:value="10.086271">
                <text:p>10.086271</text:p>
              </table:table-cell>
              <table:table-cell office:value-type="float" office:value="439">
                <text:p>439</text:p>
              </table:table-cell>
              <table:table-cell office:value-type="float" office:value="21.771239">
                <text:p>21.7712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3.379118">
                <text:p>13.379118</text:p>
              </table:table-cell>
              <table:table-cell office:value-type="float" office:value="597">
                <text:p>597</text:p>
              </table:table-cell>
              <table:table-cell office:value-type="float" office:value="9.998506">
                <text:p>9.9985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04">
                <text:p>504</text:p>
              </table:table-cell>
              <table:table-cell office:value-type="float" office:value="9.981826">
                <text:p>9.9818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2.444112">
                <text:p>12.444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1.443623">
                <text:p>11.4436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0.53695">
                <text:p>10.536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5">
                <text:p>965</text:p>
              </table:table-cell>
              <table:table-cell office:value-type="float" office:value="9.997739">
                <text:p>9.9977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